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c1c1c" draw:fill="none" draw:textarea-vertical-align="middle" draw:shadow="hidden"/>
    </style:style>
    <style:style style:name="gr2" style:family="graphic" style:parent-style-name="standard">
      <style:graphic-properties svg:stroke-color="#1c1c1c" draw:marker-start="Circle" draw:marker-start-width="0.3cm" draw:marker-end="Arrow" draw:marker-end-width="0.3cm" draw:textarea-vertical-align="middle" draw:shadow="hidden"/>
    </style:style>
    <style:style style:name="gr3" style:family="graphic" style:parent-style-name="standard">
      <style:graphic-properties svg:stroke-color="#1c1c1c" draw:fill-color="#ffffff" draw:textarea-horizontal-align="justify" draw:textarea-vertical-align="middle" draw:auto-grow-height="false" fo:min-height="1.401cm" fo:min-width="4.961cm" draw:shadow="hidden"/>
    </style:style>
    <style:style style:name="gr4" style:family="graphic" style:parent-style-name="standard">
      <style:graphic-properties svg:stroke-color="#1c1c1c" draw:fill-color="#ffffff" draw:textarea-horizontal-align="justify" draw:textarea-vertical-align="middle" draw:auto-grow-height="false" fo:min-height="0.648cm" fo:min-width="1.35cm" draw:shadow="hidden"/>
    </style:style>
    <style:style style:name="gr5" style:family="graphic" style:parent-style-name="objectwithoutfill">
      <style:graphic-properties svg:stroke-color="#1c1c1c" draw:fill="none" draw:fill-color="#ffffff" draw:textarea-vertical-align="middle" draw:shadow="hidden"/>
    </style:style>
    <style:style style:name="gr6" style:family="graphic" style:parent-style-name="standard">
      <style:graphic-properties svg:stroke-color="#1c1c1c" draw:fill-color="#ffffff" draw:textarea-horizontal-align="justify" draw:textarea-vertical-align="middle" draw:auto-grow-height="false" fo:min-height="0.512cm" fo:min-width="4.326cm" draw:shadow="hidden"/>
    </style:style>
    <style:style style:name="gr7" style:family="graphic" style:parent-style-name="standard">
      <style:graphic-properties svg:stroke-color="#1c1c1c" draw:marker-start="Circle" draw:marker-start-width="0.3cm" draw:marker-end="Arrow" draw:marker-end-width="0.3cm" draw:fill-color="#ffffff" draw:textarea-vertical-align="middle" draw:shadow="hidden"/>
    </style:style>
    <style:style style:name="gr8" style:family="graphic" style:parent-style-name="standard">
      <style:graphic-properties svg:stroke-color="#1c1c1c" draw:fill-color="#ffffff" draw:textarea-horizontal-align="justify" draw:textarea-vertical-align="middle" draw:auto-grow-height="false" fo:min-height="0.648cm" fo:min-width="2.739cm" draw:shadow="hidden"/>
    </style:style>
    <style:style style:name="gr9" style:family="graphic" style:parent-style-name="standard">
      <style:graphic-properties svg:stroke-color="#1c1c1c" draw:fill-color="#ffffff" draw:textarea-horizontal-align="justify" draw:textarea-vertical-align="middle" draw:auto-grow-height="false" fo:min-height="2.276cm" fo:min-width="3.379cm" draw:shadow="hidden"/>
    </style:style>
    <style:style style:name="gr10" style:family="graphic" style:parent-style-name="standard">
      <style:graphic-properties svg:stroke-color="#1c1c1c" draw:fill-color="#ffffff" draw:textarea-horizontal-align="justify" draw:textarea-vertical-align="middle" draw:auto-grow-height="false" fo:min-height="1.147cm" fo:min-width="0.516cm" draw:shadow="hidden"/>
    </style:style>
    <style:style style:name="gr11" style:family="graphic" style:parent-style-name="standard">
      <style:graphic-properties svg:stroke-color="#1c1c1c" draw:fill-color="#ffffff" draw:textarea-horizontal-align="justify" draw:textarea-vertical-align="middle" draw:auto-grow-height="false" fo:min-height="1.147cm" fo:min-width="3.427cm" draw:shadow="hidden"/>
    </style:style>
    <style:style style:name="gr12" style:family="graphic" style:parent-style-name="objectwithoutfill">
      <style:graphic-properties svg:stroke-color="#1c1c1c" draw:marker-end="Arrow" draw:marker-end-width="0.3cm" draw:fill="none" draw:fill-color="#ffffff" draw:textarea-vertical-align="middle"/>
    </style:style>
    <style:style style:name="gr13" style:family="graphic" style:parent-style-name="standard">
      <style:graphic-properties svg:stroke-color="#1c1c1c" draw:fill-color="#ffffff" draw:textarea-horizontal-align="justify" draw:textarea-vertical-align="middle" draw:auto-grow-height="false" fo:min-height="0.893cm" fo:min-width="4.961cm"/>
    </style:style>
    <style:style style:name="gr14" style:family="graphic" style:parent-style-name="standard">
      <style:graphic-properties svg:stroke-color="#1c1c1c" draw:fill-color="#ffffff" draw:textarea-horizontal-align="justify" draw:textarea-vertical-align="middle" draw:auto-grow-height="false" fo:min-height="0.919cm" fo:min-width="4.35cm"/>
    </style:style>
    <style:style style:name="gr15" style:family="graphic" style:parent-style-name="objectwithoutfill">
      <style:graphic-properties svg:stroke-color="#1c1c1c" draw:fill="none" draw:fill-color="#ffffff" draw:textarea-vertical-align="middle"/>
    </style:style>
    <style:style style:name="gr16" style:family="graphic" style:parent-style-name="standard">
      <style:graphic-properties svg:stroke-color="#1c1c1c" draw:fill-color="#ffffff" draw:textarea-horizontal-align="justify" draw:textarea-vertical-align="middle" draw:auto-grow-height="false" fo:min-height="0.385cm" fo:min-width="0.77cm" draw:shadow="hidden"/>
    </style:style>
    <style:style style:name="gr17" style:family="graphic" style:parent-style-name="standard">
      <style:graphic-properties svg:stroke-color="#1c1c1c" draw:fill-color="#ffffff" draw:textarea-horizontal-align="justify" draw:textarea-vertical-align="middle" draw:auto-grow-height="false" fo:min-height="1.401cm" fo:min-width="10.676cm"/>
    </style:style>
    <style:style style:name="gr18" style:family="graphic" style:parent-style-name="standard">
      <style:graphic-properties svg:stroke-color="#1c1c1c" draw:fill-color="#ffffff" draw:textarea-horizontal-align="justify" draw:textarea-vertical-align="middle" draw:auto-grow-height="false" fo:min-height="0.919cm" fo:min-width="4.6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462cm" svg:y1="3.159cm" svg:x2="14.462cm" svg:y2="4.175cm">
          <text:p/>
        </draw:line>
        <draw:line draw:style-name="gr1" draw:text-style-name="P1" draw:layer="layout" svg:x1="8.493cm" svg:y1="4.175cm" svg:x2="20.177cm" svg:y2="4.175cm">
          <text:p/>
        </draw:line>
        <draw:line draw:style-name="gr2" draw:text-style-name="P2" draw:layer="layout" svg:x1="20.177cm" svg:y1="4.048cm" svg:x2="20.177cm" svg:y2="5.318cm">
          <text:p/>
        </draw:line>
        <draw:custom-shape draw:style-name="gr3" draw:text-style-name="P3" draw:layer="layout" svg:width="5.461cm" svg:height="1.651cm" svg:x="5.902cm" svg:y="5.318cm">
          <text:p text:style-name="P2">Landlor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1.651cm" svg:x="17.416cm" svg:y="5.318cm">
          <text:p text:style-name="P2">R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16cm" svg:height="1.27cm" svg:x="7.237cm" svg:y="10.779cm">
          <text:p text:style-name="P2">Up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.644cm" svg:y1="7.731cm" svg:x2="10.017cm" svg:y2="7.731cm">
          <text:p/>
        </draw:line>
        <draw:line draw:style-name="gr5" draw:text-style-name="P4" draw:layer="layout" svg:x1="9.864cm" svg:y1="9.013cm" svg:x2="11.579cm" svg:y2="9.001cm">
          <text:p/>
        </draw:line>
        <draw:line draw:style-name="gr2" draw:text-style-name="P2" draw:layer="layout" svg:x1="8.62cm" svg:y1="4.048cm" svg:x2="8.62cm" svg:y2="5.318cm">
          <text:p/>
        </draw:line>
        <draw:custom-shape draw:style-name="gr6" draw:text-style-name="P3" draw:layer="layout" svg:width="4.826cm" svg:height="0.762cm" svg:x="10.017cm" svg:y="9.128cm">
          <text:p text:style-name="P2">Not a memb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2cm" svg:y1="6.969cm" svg:x2="8.62cm" svg:y2="8.472cm">
          <text:p/>
        </draw:line>
        <draw:line draw:style-name="gr2" draw:text-style-name="P2" draw:layer="layout" svg:x1="8.62cm" svg:y1="9.554cm" svg:x2="8.62cm" svg:y2="11.057cm">
          <text:p/>
        </draw:line>
        <draw:line draw:style-name="gr7" draw:text-style-name="P3" draw:layer="layout" svg:x1="11.541cm" svg:y1="9.001cm" svg:x2="11.541cm" svg:y2="8.112cm">
          <text:p/>
        </draw:line>
        <draw:line draw:style-name="gr2" draw:text-style-name="P2" draw:layer="layout" svg:x1="20.172cm" svg:y1="6.97cm" svg:x2="20.172cm" svg:y2="8.473cm">
          <text:p/>
        </draw:line>
        <draw:line draw:style-name="gr5" draw:text-style-name="P4" draw:layer="layout" svg:x1="21.417cm" svg:y1="9.013cm" svg:x2="23.132cm" svg:y2="9.001cm">
          <text:p/>
        </draw:line>
        <draw:line draw:style-name="gr7" draw:text-style-name="P3" draw:layer="layout" svg:x1="23.207cm" svg:y1="9.002cm" svg:x2="23.207cm" svg:y2="8.113cm">
          <text:p/>
        </draw:line>
        <draw:line draw:style-name="gr5" draw:text-style-name="P4" draw:layer="layout" svg:x1="20.159cm" svg:y1="7.731cm" svg:x2="21.532cm" svg:y2="7.731cm">
          <text:p/>
        </draw:line>
        <draw:line draw:style-name="gr2" draw:text-style-name="P2" draw:layer="layout" svg:x1="8.62cm" svg:y1="9.555cm" svg:x2="8.62cm" svg:y2="11.058cm">
          <text:p/>
        </draw:line>
        <draw:line draw:style-name="gr2" draw:text-style-name="P2" draw:layer="layout" svg:x1="20.21cm" svg:y1="9.556cm" svg:x2="20.21cm" svg:y2="11.059cm">
          <text:p/>
        </draw:line>
        <draw:custom-shape draw:style-name="gr4" draw:text-style-name="P3" draw:layer="layout" svg:width="2.616cm" svg:height="1.27cm" svg:x="14.398cm" svg:y="17.133cm">
          <text:p text:style-name="P2">Sear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5.49cm" svg:y1="15.879cm" svg:x2="25.904cm" svg:y2="15.879cm">
          <text:p/>
        </draw:line>
        <draw:line draw:style-name="gr7" draw:text-style-name="P3" draw:layer="layout" svg:x1="15.693cm" svg:y1="15.783cm" svg:x2="15.693cm" svg:y2="17.18cm">
          <text:p/>
        </draw:line>
        <draw:line draw:style-name="gr7" draw:text-style-name="P3" draw:layer="layout" svg:x1="20.215cm" svg:y1="15.822cm" svg:x2="20.215cm" svg:y2="17.219cm">
          <text:p/>
        </draw:line>
        <draw:custom-shape draw:style-name="gr8" draw:text-style-name="P3" draw:layer="layout" svg:width="4.579cm" svg:height="1.27cm" svg:x="17.933cm" svg:y="17.134cm">
          <text:p text:style-name="P2">Search by 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5.765cm" svg:y1="15.859cm" svg:x2="25.763cm" svg:y2="16.498cm">
          <text:p/>
        </draw:line>
        <draw:custom-shape draw:style-name="gr9" draw:text-style-name="P3" draw:layer="layout" svg:width="5.485cm" svg:height="3.57cm" svg:x="22.911cm" svg:y="16.279cm">
          <text:p text:style-name="P2">Search</text:p>
          <text:p text:style-name="P2">By</text:p>
          <text:p text:style-name="P2">Numbers of ro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1.016cm" svg:height="1.397cm" svg:x="18.469cm" svg:y="10.95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927cm" svg:height="1.397cm" svg:x="3.755cm" svg:y="21.517cm">
          <text:p text:style-name="P2">Inventory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569cm" svg:y1="12.049cm" svg:x2="8.569cm" svg:y2="14.462cm">
          <text:p/>
        </draw:line>
        <draw:custom-shape draw:style-name="gr10" draw:text-style-name="P3" draw:layer="layout" svg:width="1.016cm" svg:height="1.397cm" svg:x="2.728cm" svg:y="21.51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927cm" svg:height="1.397cm" svg:x="19.504cm" svg:y="10.957cm">
          <text:p text:style-name="P2">Inventor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21cm" svg:y1="12.293cm" svg:x2="20.21cm" svg:y2="13.796cm">
          <text:p/>
        </draw:line>
        <draw:custom-shape draw:style-name="gr4" draw:text-style-name="P3" draw:layer="layout" svg:width="2.616cm" svg:height="1.27cm" svg:x="18.868cm" svg:y="13.7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0.177cm" svg:y1="14.843cm" svg:x2="20.21cm" svg:y2="16.001cm">
          <text:p/>
        </draw:line>
        <draw:line draw:style-name="gr12" draw:text-style-name="P4" draw:layer="layout" svg:x1="15.478cm" svg:y1="18.399cm" svg:x2="19.161cm" svg:y2="22.971cm">
          <text:p/>
        </draw:line>
        <draw:custom-shape draw:style-name="gr13" draw:text-style-name="P3" draw:layer="layout" svg:width="5.461cm" svg:height="1.143cm" svg:x="17.764cm" svg:y="22.844cm">
          <text:p text:style-name="P2">Select home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0.177cm" svg:y1="18.399cm" svg:x2="20.177cm" svg:y2="22.971cm">
          <text:p/>
        </draw:line>
        <draw:line draw:style-name="gr12" draw:text-style-name="P4" draw:layer="layout" svg:x1="23.733cm" svg:y1="19.415cm" svg:x2="21.32cm" svg:y2="22.971cm">
          <text:p/>
        </draw:line>
        <draw:line draw:style-name="gr12" draw:text-style-name="P4" draw:layer="layout" svg:x1="20.177cm" svg:y1="23.987cm" svg:x2="20.177cm" svg:y2="25.384cm">
          <text:p/>
        </draw:line>
        <draw:custom-shape draw:style-name="gr14" draw:text-style-name="P3" draw:layer="layout" svg:width="6.858cm" svg:height="1.651cm" svg:x="16.71cm" svg:y="25.257cm">
          <text:p text:style-name="P2">Contact with landl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527cm" svg:y1="14.843cm" svg:x2="4.544cm" svg:y2="18.161cm">
          <text:p/>
        </draw:line>
        <draw:line draw:style-name="gr15" draw:text-style-name="P4" draw:layer="layout" svg:x1="4.429cm" svg:y1="14.97cm" svg:x2="5.572cm" svg:y2="14.97cm">
          <text:p/>
        </draw:line>
        <draw:line draw:style-name="gr15" draw:text-style-name="P4" draw:layer="layout" svg:x1="11.668cm" svg:y1="14.97cm" svg:x2="12.811cm" svg:y2="14.97cm">
          <text:p/>
        </draw:line>
        <draw:line draw:style-name="gr2" draw:text-style-name="P2" draw:layer="layout" svg:x1="12.794cm" svg:y1="14.843cm" svg:x2="12.811cm" svg:y2="18.161cm">
          <text:p/>
        </draw:line>
        <draw:custom-shape draw:style-name="gr16" draw:text-style-name="P3" draw:layer="layout" svg:width="1.27cm" svg:height="0.635cm" svg:x="3.032cm" svg:y="15.732cm">
          <text:p text:style-name="P2">No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16cm" svg:height="1.27cm" svg:x="3.21cm" svg:y="18.145cm">
          <text:p text:style-name="P2">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556cm" svg:y1="19.309cm" svg:x2="4.556cm" svg:y2="21.574cm">
          <text:p/>
        </draw:line>
        <draw:custom-shape draw:style-name="gr4" draw:text-style-name="P3" draw:layer="layout" svg:width="2.616cm" svg:height="1.27cm" svg:x="11.473cm" svg:y="18.146cm">
          <text:p text:style-name="P2">Sign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616cm" svg:height="1.27cm" svg:x="7.238cm" svg:y="8.197cm">
          <text:p text:style-name="P2">Sign 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616cm" svg:height="1.27cm" svg:x="18.831cm" svg:y="8.198cm">
          <text:p text:style-name="P2">Sign 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616cm" svg:height="1.27cm" svg:x="7.239cm" svg:y="8.198cm">
          <text:p text:style-name="P2">Sign 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616cm" svg:height="1.27cm" svg:x="10.138cm" svg:y="7.128cm">
          <text:p text:style-name="P2">Sign 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616cm" svg:height="1.27cm" svg:x="21.605cm" svg:y="7.129cm">
          <text:p text:style-name="P2">Sign 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1.176cm" svg:height="1.651cm" svg:x="8.813cm" svg:y="1.635cm">
          <text:p text:style-name="P2">House Rental Management System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826cm" svg:height="0.762cm" svg:x="21.672cm" svg:y="9.128cm">
          <text:p text:style-name="P2">Not a member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239cm" svg:height="1.651cm" svg:x="5.063cm" svg:y="14.21cm">
          <text:p text:style-name="P2">Already upload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706cm" fo:page-height="32.2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22:47:27.830333418</meta:creation-date>
    <dc:date>2019-06-12T15:45:30.640545361</dc:date>
    <meta:editing-duration>PT32M5S</meta:editing-duration>
    <meta:editing-cycles>16</meta:editing-cycles>
    <meta:generator>LibreOffice/6.0.7.3$Linux_X86_64 LibreOffice_project/00m0$Build-3</meta:generator>
    <meta:document-statistic meta:object-count="56"/>
  </office:meta>
</office:document-meta>
</file>